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800000"/>
    </style:style>
    <style:style style:name="P2" style:family="paragraph" style:parent-style-name="Standard">
      <style:text-properties fo:color="#ff3333"/>
    </style:style>
    <style:style style:name="P3" style:family="paragraph" style:parent-style-name="Standard" style:list-style-name="L1">
      <style:text-properties fo:color="#ff3333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color="#ff3333"/>
    </style:style>
    <style:style style:name="T4" style:family="text">
      <style:text-properties fo:color="#ff3333" fo:language="ru" fo:country="RU"/>
    </style:style>
    <text:list-style style:name="L1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1. Получить результат автоподпитки по магазинам. <text:span text:style-name="T3">Как учитывать товар, который уже в заявке на сборку, но до перемещения между магазинами.</text:span></text:p>
      <text:p text:style-name="Standard"><text:tab/><text:span text:style-name="T3">- Нужны ли отборы по магазинам;</text:span></text:p>
      <text:p text:style-name="P2"><text:tab/>- Нужны ли отборы по категориям;</text:p>
      <text:p text:style-name="Standard">2. Нужна связь магазинов с товарами в пути, т.к. нужна в итоге заявка на сборку на склад ТВП.</text:p>
      <text:p text:style-name="Standard">3. Хранение данных - <text:span text:style-name="T3">уникальность "час", остается вопрос по фильтрации категорий по п.1.</text:span></text:p>
      <text:p text:style-name="Standard"><text:tab/>Регистрировать в документе "АвтоподпиткаМеждуМагазинами".</text:p>
      <text:p text:style-name="Standard"><text:tab/>Расчеты хранить в регистре сведений: "АвтоподпиткаМеждуМагазинами" - </text:p>
      <text:p text:style-name="Standard"><text:tab/><text:tab/>Измерение: Документ (ведущий)</text:p>
      <text:p text:style-name="Standard"><text:tab/><text:tab/>Измерение: ВидДанных (Перечисление) 1. Расчеты 2. Излишки 3. Недостачи 4. Сводные данные (соединения излишков и недостачей)</text:p>
      <text:p text:style-name="Standard"><text:tab/><text:tab/>Ресурсы: Данные (ХранилищеЗначений).</text:p>
      <text:p text:style-name="Standard">4. Нужен процессинг Расчетных данных. Результат обработанности можно оставить в документе "АвтоподпиткаМеждуМагазинами"</text:p>
      <text:p text:style-name="Standard">5. Создание заявок на сборку в транзакции по Магазину, категории. </text:p>
      <text:p text:style-name="P1"><text:tab/><text:span text:style-name="T3">Вопрос: нужно ли </text:span><text:span text:style-name="T4">разбивать как в автоподпитке на блоки по премещениям с учетом категорий?</text:span></text:p>
      <text:list xml:id="list995701879869808746" text:style-name="L1">
        <text:list-item>
          <text:p text:style-name="P3"><text:span text:style-name="T2">Ручной запуск: нужен ли отбора как в аптоподпитке вручную?</text:span></text:p>
        </text:list-item>
        <text:list-item>
          <text:p text:style-name="P3"><text:span text:style-name="T2">Автоматический запуск: нужно ли как в автоподпитке?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вгений Крупин</meta:initial-creator>
    <meta:creation-date>2016-12-29T10:31:16.64</meta:creation-date>
    <meta:document-statistic meta:table-count="0" meta:image-count="0" meta:object-count="0" meta:page-count="1" meta:paragraph-count="15" meta:word-count="150" meta:character-count="1093"/>
    <dc:date>2016-12-29T11:19:12.46</dc:date>
    <dc:creator>Евгений Крупин</dc:creator>
    <meta:editing-duration>PT17M35S</meta:editing-duration>
    <meta:editing-cycles>1</meta:editing-cycles>
    <meta:generator>OpenOffice/4.0.1$Win32 OpenOffice.org_project/401m5$Build-9714</meta:generator>
  </office:meta>
</office:document-meta>
</file>